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NoOp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NoOp</text:h>
                    <text:list>
                        <text:list-item>
                            <text:h text:style-name="Heading_20_2" text:outline-level="2">Description</text:h>
                        </text:list-item>
                    </text:list>
                </text:list-item>
            </text:list>

            <text:p text:style-name="Standard">This action does nothing, i.e. Flow execution continues through <text:span text:style-name="backtick">seqout</text:span>.</text:p>

            
                <text:list xml:id="list_NoOp2" text:continue-numbering="true" text:continue-list="list_NoO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NoOp5"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he name displayed in the component view within the Flow.</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NoOp6" text:continue-numbering="true" text:continue-list="list_NoOp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NoOp7" text:continue-numbering="true" text:continue-list="list_NoOp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NoOp8" text:continue-numbering="true" text:continue-list="list_NoOp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NoOp9" text:continue-numbering="true" text:continue-list="list_NoOp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NoOp10" text:continue-numbering="true" text:continue-list="list_NoOp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NoOp3" text:continue-numbering="true" text:continue-list="list_NoOp2" text:style-name="Outline">
                    <text:list-item>
                        <text:list>
                            <text:list-item>
                                <text:h text:style-name="Heading_20_2" text:outline-level="2">Inputs</text:h>
                            </text:list-item>
                        </text:list>
                    </text:list-item>
                </text:list>

                
                            <text:list xml:id="list_NoOp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NoOp4" text:continue-numbering="true" text:continue-list="list_NoOp3" text:style-name="Outline">
                    <text:list-item>
                        <text:list>
                            <text:list-item>
                                <text:h text:style-name="Heading_20_2" text:outline-level="2">Outputs</text:h>
                            </text:list-item>
                        </text:list>
                    </text:list-item>
                </text:list>

                
                            <text:list xml:id="list_NoOp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